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3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4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3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91">
      <style:graphic-properties draw:fill="none" draw:stroke="solid" svg:stroke-width="0.00694in" svg:stroke-color="#5b9bd5" draw:marker-end="a590" svg:stroke-opacity="100%" draw:stroke-linejoin="miter" svg:stroke-linecap="butt"/>
    </style:style>
    <style:style style:family="graphic" style:name="a593">
      <style:graphic-properties draw:fill="none" draw:stroke="solid" svg:stroke-width="0.00694in" svg:stroke-color="#5b9bd5" draw:marker-end="a592" svg:stroke-opacity="100%" draw:stroke-linejoin="miter" svg:stroke-linecap="butt"/>
    </style:style>
    <style:style style:family="graphic" style:name="a595">
      <style:graphic-properties draw:fill="none" draw:stroke="solid" svg:stroke-width="0.00694in" svg:stroke-color="#5b9bd5" draw:marker-end="a594" svg:stroke-opacity="100%" draw:stroke-linejoin="miter" svg:stroke-linecap="butt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40">
      <style:graphic-properties draw:fill="none" draw:stroke="solid" svg:stroke-width="0.00694in" svg:stroke-color="#5b9bd5" draw:marker-end="a639" svg:stroke-opacity="100%" draw:stroke-linejoin="miter" svg:stroke-linecap="butt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>
      <style:graphic-properties draw:fill="none" draw:stroke="solid" svg:stroke-width="0.00694in" svg:stroke-color="#5b9bd5" draw:marker-end="a641" svg:stroke-opacity="100%" draw:stroke-linejoin="miter" svg:stroke-linecap="butt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44">
      <style:graphic-properties draw:fill="none" draw:stroke="solid" svg:stroke-width="0.00694in" svg:stroke-color="#5b9bd5" draw:marker-end="a643" svg:stroke-opacity="100%" draw:stroke-linejoin="miter" svg:stroke-linecap="butt"/>
    </style:style>
    <style:style style:family="text" style:name="a5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draw:fill="none" draw:stroke="solid" svg:stroke-width="0.00694in" svg:stroke-color="#5b9bd5" draw:marker-end="a645" svg:stroke-opacity="100%" draw:stroke-linejoin="miter" svg:stroke-linecap="butt"/>
    </style:style>
    <style:style style:family="graphic" style:name="a55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8">
      <style:graphic-properties draw:fill="none" draw:stroke="solid" svg:stroke-width="0.00694in" svg:stroke-color="#5b9bd5" draw:marker-end="a647" svg:stroke-opacity="100%" draw:stroke-linejoin="miter" svg:stroke-linecap="butt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00">
      <style:graphic-properties draw:fill="none" draw:stroke="solid" svg:stroke-width="0.00694in" svg:stroke-color="#5b9bd5" draw:marker-end="a599" svg:stroke-opacity="100%" draw:stroke-linejoin="miter" svg:stroke-linecap="butt"/>
    </style:style>
    <style:style style:family="graphic" style:name="a602">
      <style:graphic-properties draw:fill="none" draw:stroke="solid" svg:stroke-width="0.00694in" svg:stroke-color="#5b9bd5" draw:marker-end="a601" svg:stroke-opacity="100%" draw:stroke-linejoin="miter" svg:stroke-linecap="butt"/>
    </style:style>
    <style:style style:family="graphic" style:name="a604">
      <style:graphic-properties draw:fill="none" draw:stroke="solid" svg:stroke-width="0.00694in" svg:stroke-color="#5b9bd5" draw:marker-end="a603" svg:stroke-opacity="100%" draw:stroke-linejoin="miter" svg:stroke-linecap="butt"/>
    </style:style>
    <style:style style:family="graphic" style:name="a606">
      <style:graphic-properties draw:fill="none" draw:stroke="solid" svg:stroke-width="0.00694in" svg:stroke-color="#5b9bd5" draw:marker-end="a605" svg:stroke-opacity="100%" draw:stroke-linejoin="miter" svg:stroke-linecap="butt"/>
    </style:style>
    <style:style style:family="text" style:name="a6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6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4">
      <style:graphic-properties draw:fill="none" draw:stroke="solid" svg:stroke-width="0.00694in" svg:stroke-color="#5b9bd5" draw:marker-end="a653" svg:stroke-opacity="100%" draw:stroke-linejoin="miter" svg:stroke-linecap="butt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56">
      <style:graphic-properties draw:fill="none" draw:stroke="solid" svg:stroke-width="0.00694in" svg:stroke-color="#5b9bd5" draw:marker-end="a655" svg:stroke-opacity="100%" draw:stroke-linejoin="miter" svg:stroke-linecap="butt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draw:fill="solid" draw:fill-color="#5b9bd5" draw:opacity="100%" draw:stroke="solid" svg:stroke-width="0.02778in" svg:stroke-color="#41719c" svg:stroke-opacity="100%"/>
    </style:style>
    <style:style style:family="graphic" style:name="a57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40" draw:master-page-name="Master1-Layout7-blank-En-blanco" presentation:presentation-page-layout-name="Master1-PPL7" draw:id="Slide-256">
        <draw:custom-shape svg:x="0.95653in" svg:y="0in" svg:width="1.7038in" svg:height="8.26772in" draw:id="id73" draw:style-name="a543" draw:name="Rectángulo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6145in" svg:y="0in" svg:width="7.56261in" svg:height="8.26772in" draw:id="id74" draw:style-name="a546" draw:name="Rectángulo 4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9677in" svg:y="0in" svg:width="1.862in" svg:height="8.26772in" draw:id="id75" draw:style-name="a549" draw:name="Rectángulo 5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5653in" svg:y="0in" svg:width="9.26753in" svg:height="8.26772in" draw:id="id76" draw:style-name="a552" draw:name="Rectángulo 6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5653in" svg:y="0in" svg:width="1.70492in" svg:height="0.3937in" draw:id="id77" draw:style-name="a556" draw:name="Forma libre 7">
          <svg:title/>
          <svg:desc/>
          <text:p text:style-name="a555" text:class-names="" text:cond-style-name=""><text:span text:style-name="a553" text:class-names="">Vendedor</text:span><text:span text:style-name="a55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66145in" svg:y="0in" svg:width="3.73476in" svg:height="0.38666in" draw:id="id78" draw:style-name="a559" draw:name="Forma libre 8">
          <svg:title/>
          <svg:desc/>
          <text:p text:style-name="a558" text:class-names="" text:cond-style-name=""><text:span text:style-name="a557" text:class-names="">Asesor de Servici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39733in" svg:y="0in" svg:width="1.862in" svg:height="0.38666in" draw:id="id79" draw:style-name="a562" draw:name="Forma libre 9">
          <svg:title/>
          <svg:desc/>
          <text:p text:style-name="a561" text:class-names="" text:cond-style-name=""><text:span text:style-name="a560" text:class-names="">Jefe de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70851in" svg:y="0.56029in" svg:width="1.1811in" svg:height="0.62638in" draw:id="id80" draw:style-name="a565" draw:name="Forma libre 13">
          <svg:title/>
          <svg:desc/>
          <text:p text:style-name="a564" text:class-names="" text:cond-style-name=""><text:span text:style-name="a563" text:class-names="">Asigna turno. Registra en la agend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59692in" svg:y="2.30122in" svg:width="1.33272in" svg:height="0.71028in" draw:id="id81" draw:style-name="a568" draw:name="Forma libre 31">
          <svg:title/>
          <svg:desc/>
          <text:p text:style-name="a567" text:class-names="" text:cond-style-name=""><text:span text:style-name="a566" text:class-names="">Comunica a los técnicos los trabajos agendados y prevee cualquier inconven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82" draw:style-name="a571" draw:name="CuadroTexto 64" svg:x="6.38277in" svg:y="1.44855in" svg:width="0.31457in" svg:height="0.20866in">
          <draw:text-box>
            <text:p text:style-name="a570" text:class-names="" text:cond-style-name=""><text:span text:style-name="a569" text:class-names="">SI</text:span></text:p>
          </draw:text-box>
          <svg:title/>
          <svg:desc/>
        </draw:frame>
        <draw:frame draw:id="id83" draw:style-name="a574" draw:name="CuadroTexto 65" svg:x="7.31952in" svg:y="1.88047in" svg:width="0.35433in" svg:height="0.27559in">
          <draw:text-box>
            <text:p text:style-name="a573" text:class-names="" text:cond-style-name=""><text:span text:style-name="a572" text:class-names="">NO</text:span></text:p>
          </draw:text-box>
          <svg:title/>
          <svg:desc/>
        </draw:frame>
        <draw:custom-shape svg:x="2.88604in" svg:y="0.57979in" svg:width="1.1811in" svg:height="0.5874in" draw:id="id84" draw:style-name="a577" draw:name="Forma libre 79">
          <svg:title/>
          <svg:desc/>
          <text:p text:style-name="a576" text:class-names="" text:cond-style-name=""><text:span text:style-name="a575" text:class-names="">Verifica disponibilidad de técnicos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38073in" svg:y="3.65334in" svg:width="1.41937in" svg:height="0.64783in" draw:id="id85" draw:style-name="a580" draw:name="Forma libre 81">
          <svg:title/>
          <svg:desc/>
          <text:p text:style-name="a579" text:class-names="" text:cond-style-name=""><text:span text:style-name="a578" text:class-names="">Recibe la unidad. Abre una orden, registra datos de la unidad y cliente Automotores El Condor S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67274in" svg:y="0.57881in" svg:width="1.1811in" svg:height="0.57036in" draw:id="id86" draw:style-name="a583" draw:name="Forma libre 87">
          <svg:title/>
          <svg:desc/>
          <text:p text:style-name="a582" text:class-names="" text:cond-style-name=""><text:span text:style-name="a581" text:class-names="">Recibe notificación sobre composición de agenda del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60476in" svg:y="1.49637in" svg:width="1.31706in" svg:height="0.37065in" draw:id="id87" draw:style-name="a586" draw:name="Forma libre 89">
          <svg:title/>
          <svg:desc/>
          <text:p text:style-name="a585" text:class-names="" text:cond-style-name=""><text:span text:style-name="a584" text:class-names="">¿Modifica turno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3.49987in" svg:y="1.39876in" svg:width="1.1811in" svg:height="0.53574in" draw:id="id88" draw:style-name="a589" draw:name="Forma libre 90">
          <svg:title/>
          <svg:desc/>
          <text:p text:style-name="a588" text:class-names="" text:cond-style-name=""><text:span text:style-name="a587" text:class-names="">Re asigna <text:s text:c="1"/>un nuevo turno. Registra en la agenda. Comunica al vendedor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5.88961in" svg:y1="0.87348in" draw:start-shape="id80" draw:start-glue-point="1" svg:x2="6.67274in" svg:y2="0.86399in" draw:end-shape="id86" draw:end-glue-point="3" draw:id="id89" draw:style-name="a591" draw:name="Conector recto de flecha 96">
          <svg:title/>
          <svg:desc/>
        </draw:connector>
        <draw:connector draw:type="line" svg:x1="7.26329in" svg:y1="1.14917in" draw:start-shape="id86" draw:start-glue-point="2" svg:x2="7.26329in" svg:y2="1.49637in" draw:end-shape="id87" draw:end-glue-point="0" draw:id="id90" draw:style-name="a593" draw:name="Conector recto de flecha 100">
          <svg:title/>
          <svg:desc/>
        </draw:connector>
        <draw:connector draw:type="line" svg:x1="6.60476in" svg:y1="1.68169in" draw:start-shape="id87" draw:start-glue-point="3" svg:x2="4.68096in" svg:y2="1.66663in" draw:end-shape="id88" draw:end-glue-point="1" draw:id="id91" draw:style-name="a595" draw:name="Conector recto de flecha 103">
          <svg:title/>
          <svg:desc/>
        </draw:connector>
        <draw:custom-shape svg:x="1.11248in" svg:y="0.53144in" svg:width="1.35378in" svg:height="0.68409in" draw:id="id92" draw:style-name="a598" draw:name="Forma libre 143">
          <svg:title/>
          <svg:desc/>
          <text:p text:style-name="a597" text:class-names="" text:cond-style-name=""><text:span text:style-name="a596" text:class-names="">Solicita un turno para la realización de un peritaje de una unidad a tomarse como forma de pago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2.46626in" svg:y1="0.87348in" draw:start-shape="id92" draw:start-glue-point="1" svg:x2="2.88604in" svg:y2="0.87349in" draw:end-shape="id84" draw:end-glue-point="3" draw:id="id93" draw:style-name="a600" draw:name="Conector recto de flecha 157">
          <svg:title/>
          <svg:desc/>
        </draw:connector>
        <draw:connector draw:type="line" svg:x1="7.26329in" svg:y1="1.86702in" draw:start-shape="id87" draw:start-glue-point="2" svg:x2="7.26329in" svg:y2="2.30122in" draw:end-shape="id81" draw:end-glue-point="0" draw:id="id94" draw:style-name="a602" draw:name="Conector recto de flecha 189">
          <svg:title/>
          <svg:desc/>
        </draw:connector>
        <draw:connector draw:type="line" svg:x1="4.06713in" svg:y1="0.87349in" draw:start-shape="id84" draw:start-glue-point="1" svg:x2="4.70851in" svg:y2="0.87348in" draw:end-shape="id80" draw:end-glue-point="3" draw:id="id95" draw:style-name="a604" draw:name="Conector recto de flecha 78">
          <svg:title/>
          <svg:desc/>
        </draw:connector>
        <draw:connector draw:type="line" svg:x1="4.09042in" svg:y1="1.9345in" draw:start-shape="id88" draw:start-glue-point="2" svg:x2="4.09041in" svg:y2="3.65334in" draw:end-shape="id85" draw:end-glue-point="0" draw:id="id96" draw:style-name="a606" draw:name="Conector recto de flecha 95">
          <svg:title/>
          <svg:desc/>
        </draw:connector>
        <draw:custom-shape svg:x="8.25933in" svg:y="0in" svg:width="1.96473in" svg:height="0.38667in" draw:id="id97" draw:style-name="a609" draw:name="Forma libre 7">
          <svg:title/>
          <svg:desc/>
          <text:p text:style-name="a608" text:class-names="" text:cond-style-name=""><text:span text:style-name="a607" text:class-names="">Técnic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65931in" svg:y="5.99205in" svg:width="1.1811in" svg:height="0.60042in" draw:id="id98" draw:style-name="a613" draw:name="Forma libre 35">
          <svg:title/>
          <svg:desc/>
          <text:p text:style-name="a612" text:class-names="" text:cond-style-name=""><text:span text:style-name="a610" text:class-names="">Documenta el control realizado en la composición de la orden</text:span><text:span text:style-name="a611" text:class-names="">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64844in" svg:y="3.62112in" svg:width="1.1811in" svg:height="0.68005in" draw:id="id99" draw:style-name="a618" draw:name="Forma libre 86">
          <svg:title/>
          <svg:desc/>
          <text:p text:style-name="a617" text:class-names="" text:cond-style-name=""><text:span text:style-name="a614" text:class-names="">Realiza el</text:span><text:span text:style-name="a615" text:class-names=""><text:s text:c="1"/>control de la unidad de acuerdo a la planilla de peritaje propuesta.</text:span><text:span text:style-name="a61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64839in" svg:y="3.0115in" svg:width="1.30132in" svg:height="0.53788in" draw:id="id100" draw:style-name="a623" draw:name="Llamada con línea 1 (barra de énfasis) 203">
          <svg:title/>
          <svg:desc/>
          <text:p text:style-name="a622" text:class-names="" text:cond-style-name=""><text:span text:style-name="a619" text:class-names="">No se genera<text:s text:c="1"/></text:span><text:span text:style-name="a620" text:class-names="">preorden</text:span><text:span text:style-name="a621" text:class-names=""><text:s text:c="1"/>y control inicial, puesto que el control de la unidad se realiza en el taller</text:span></text:p>
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7 L ?f29 ?f15 Z N F M ?f29 ?f28 L ?f31 ?f30 N" draw:text-areas="?f7 ?f7 ?f14 ?f15" draw:modifiers="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8750"/>
            <draw:equation draw:name="f9" draw:formula="-8333"/>
            <draw:equation draw:name="f10" draw:formula="112500"/>
            <draw:equation draw:name="f11" draw:formula="-38333"/>
            <draw:equation draw:name="f12" draw:formula="21600 * ?f5"/>
            <draw:equation draw:name="f13" draw:formula="21600 * ?f4"/>
            <draw:equation draw:name="f14" draw:formula="?f12 / ?f6"/>
            <draw:equation draw:name="f15" draw:formula="?f13 / ?f6"/>
            <draw:equation draw:name="f16" draw:formula="?f15 - ?f7"/>
            <draw:equation draw:name="f17" draw:formula="?f14 - ?f7"/>
            <draw:equation draw:name="f18" draw:formula="min(?f17, ?f16)"/>
            <draw:equation draw:name="f19" draw:formula="?f18 / 21600"/>
            <draw:equation draw:name="f20" draw:formula="?f9 / ?f19"/>
            <draw:equation draw:name="f21" draw:formula="?f8 / ?f19"/>
            <draw:equation draw:name="f22" draw:formula="?f11 / ?f19"/>
            <draw:equation draw:name="f23" draw:formula="?f10 / ?f19"/>
            <draw:equation draw:name="f24" draw:formula="?f16 * ?f21"/>
            <draw:equation draw:name="f25" draw:formula="?f17 * ?f20"/>
            <draw:equation draw:name="f26" draw:formula="?f16 * ?f23"/>
            <draw:equation draw:name="f27" draw:formula="?f17 * ?f22"/>
            <draw:equation draw:name="f28" draw:formula="?f24 / 100000"/>
            <draw:equation draw:name="f29" draw:formula="?f25 / 100000"/>
            <draw:equation draw:name="f30" draw:formula="?f26 / 100000"/>
            <draw:equation draw:name="f31" draw:formula="?f27 / 100000"/>
          </draw:enhanced-geometry>
        </draw:custom-shape>
        <draw:custom-shape svg:x="8.65931in" svg:y="4.82179in" svg:width="1.19725in" svg:height="0.69429in" draw:id="id101" draw:style-name="a627" draw:name="Forma libre 35">
          <svg:title/>
          <svg:desc/>
          <text:p text:style-name="a626" text:class-names="" text:cond-style-name=""><text:span text:style-name="a624" text:class-names="">Registra las reparaciones y trabajos que se debe realizar a la unidad en la planilla de peritaje.</text:span><text:span text:style-name="a62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68676in" svg:y="5.99205in" svg:width="1.26552in" svg:height="0.59629in" draw:id="id102" draw:style-name="a630" draw:name="Forma libre 91">
          <svg:title/>
          <svg:desc/>
          <text:p text:style-name="a629" text:class-names="" text:cond-style-name=""><text:span text:style-name="a628" text:class-names="">Realiza el Control final de la unidad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74269in" svg:y="6.02022in" svg:width="1.26552in" svg:height="0.59629in" draw:id="id103" draw:style-name="a634" draw:name="Forma libre 91">
          <svg:title/>
          <svg:desc/>
          <text:p text:style-name="a633" text:class-names="" text:cond-style-name=""><text:span text:style-name="a631" text:class-names="">Cierra la Orden de reparación.</text:span><text:span text:style-name="a63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95648in" svg:y="6.02022in" svg:width="1.26552in" svg:height="0.59629in" draw:id="id104" draw:style-name="a638" draw:name="Forma libre 91">
          <svg:title/>
          <svg:desc/>
          <text:p text:style-name="a637" text:class-names="" text:cond-style-name=""><text:span text:style-name="a635" text:class-names="">El costo es imputado al centro de comercial.</text:span><text:span text:style-name="a63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4.8001in" svg:y1="3.97725in" draw:start-shape="id85" draw:start-glue-point="1" svg:x2="8.64844in" svg:y2="3.96114in" draw:end-shape="id99" draw:end-glue-point="3" draw:id="id105" draw:style-name="a640" draw:name="Conector recto de flecha 58">
          <svg:title/>
          <svg:desc/>
        </draw:connector>
        <draw:connector draw:type="line" svg:x1="9.23899in" svg:y1="4.30116in" draw:start-shape="id99" draw:start-glue-point="2" svg:x2="9.25793in" svg:y2="4.82179in" draw:end-shape="id101" draw:end-glue-point="0" draw:id="id106" draw:style-name="a642" draw:name="Conector recto de flecha 60">
          <svg:title/>
          <svg:desc/>
        </draw:connector>
        <draw:connector draw:type="line" svg:x1="9.25793in" svg:y1="5.51608in" draw:start-shape="id101" draw:start-glue-point="2" svg:x2="9.24986in" svg:y2="5.99205in" draw:end-shape="id98" draw:end-glue-point="0" draw:id="id107" draw:style-name="a644" draw:name="Conector recto de flecha 62">
          <svg:title/>
          <svg:desc/>
        </draw:connector>
        <draw:connector draw:type="line" svg:x1="8.65931in" svg:y1="6.29226in" draw:start-shape="id98" draw:start-glue-point="3" svg:x2="7.95228in" svg:y2="6.29019in" draw:end-shape="id102" draw:end-glue-point="1" draw:id="id108" draw:style-name="a646" draw:name="Conector recto de flecha 64">
          <svg:title/>
          <svg:desc/>
        </draw:connector>
        <draw:connector draw:type="line" svg:x1="6.68676in" svg:y1="6.29019in" draw:start-shape="id102" draw:start-glue-point="3" svg:x2="6.00821in" svg:y2="6.29402in" draw:id="id109" draw:style-name="a648" draw:name="Conector recto de flecha 66">
          <svg:title/>
          <svg:desc/>
        </draw:connector>
        <draw:custom-shape svg:x="2.95648in" svg:y="7.06871in" svg:width="1.26552in" svg:height="0.59629in" draw:id="id110" draw:style-name="a652" draw:name="Forma libre 91">
          <svg:title/>
          <svg:desc/>
          <text:p text:style-name="a651" text:class-names="" text:cond-style-name=""><text:span text:style-name="a649" text:class-names="">Remite el informe (planilla de peritaje) al vendedor que solicito el mismo.</text:span><text:span text:style-name="a65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4.74269in" svg:y1="6.31837in" draw:start-shape="id103" draw:start-glue-point="3" svg:x2="4.222in" svg:y2="6.31837in" draw:end-shape="id104" draw:end-glue-point="1" draw:id="id111" draw:style-name="a654" draw:name="Conector recto de flecha 96">
          <svg:title/>
          <svg:desc/>
        </draw:connector>
        <draw:connector draw:type="line" svg:x1="3.58924in" svg:y1="6.61651in" draw:start-shape="id104" draw:start-glue-point="2" svg:x2="3.58924in" svg:y2="7.06871in" draw:end-shape="id110" draw:end-glue-point="0" draw:id="id112" draw:style-name="a656" draw:name="Conector recto de flecha 98">
          <svg:title/>
          <svg:desc/>
        </draw:connector>
        <presentation:notes draw:style-name="a662">
          <draw:frame draw:id="id113" draw:style-name="a659" draw:name="Marcador de número de diapositiva 6" svg:x="4.67953in" svg:y="11.10827in" svg:width="3.5878in" svg:height="0.58425in">
            <draw:text-box>
              <text:p text:style-name="a658" text:class-names="" text:cond-style-name=""><text:span text:style-name="a657" text:class-names=""><text:page-number style:num-format="1" text:fixed="false"/></text:span></text:p>
            </draw:text-box>
            <svg:title/>
            <svg:desc/>
          </draw:frame>
          <draw:frame draw:id="id114" presentation:style-name="a660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1" svg:x="1.21007in" svg:y="0.88889in" svg:width="5.84549in" svg:height="4.38368in" presentation:class="page" draw:id="id115" presentation:style-name="a661" draw:name="Marcador de imagen de diapositiva 2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81693in" svg:y="2.21142in" svg:width="9.38898in" svg:height="1.76929in"/>
      <presentation:placeholder presentation:object="object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81693in" svg:y="2.21142in" svg:width="9.38898in" svg:height="1.76929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81693in" svg:y="2.21142in" svg:width="9.38898in" svg:height="1.769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81693in" svg:y="2.21142in" svg:width="9.38898in" svg:height="1.76929in"/>
      <presentation:placeholder presentation:object="outline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88889in" svg:y="2.20139in" svg:width="2.37674in" svg:height="5.24479in"/>
      <presentation:placeholder presentation:object="outline" svg:x="0.75868in" svg:y="2.20139in" svg:width="6.9635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55" svg:viewBox="0 0 20 30" svg:d="m10 0-10 30h20z"/>
    <draw:marker draw:name="a599" svg:viewBox="0 0 20 30" svg:d="m10 0-10 30h20z"/>
    <draw:marker draw:name="a601" svg:viewBox="0 0 20 30" svg:d="m10 0-10 30h20z"/>
    <draw:marker draw:name="a603" svg:viewBox="0 0 20 30" svg:d="m10 0-10 30h20z"/>
    <draw:marker draw:name="a605" svg:viewBox="0 0 20 30" svg:d="m10 0-10 30h20z"/>
    <draw:marker draw:name="a641" svg:viewBox="0 0 20 30" svg:d="m10 0-10 30h20z"/>
    <draw:marker draw:name="a643" svg:viewBox="0 0 20 30" svg:d="m10 0-10 30h20z"/>
    <draw:marker draw:name="a590" svg:viewBox="0 0 20 30" svg:d="m10 0-10 30h20z"/>
    <draw:marker draw:name="a639" svg:viewBox="0 0 20 30" svg:d="m10 0-10 30h20z"/>
    <draw:marker draw:name="a645" svg:viewBox="0 0 20 30" svg:d="m10 0-10 30h20z"/>
    <draw:marker draw:name="a592" svg:viewBox="0 0 20 30" svg:d="m10 0-10 30h20z"/>
    <draw:marker draw:name="a647" svg:viewBox="0 0 20 30" svg:d="m10 0-10 30h20z"/>
    <draw:marker draw:name="a653" svg:viewBox="0 0 20 30" svg:d="m10 0-10 30h20z"/>
    <draw:marker draw:name="a594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draw:fill="none" draw:stroke="non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non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draw:fill="none" draw:stroke="non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draw:fill="none" draw:stroke="non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draw:fill="none" draw:stroke="non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">
      <style:graphic-properties draw:fill="none" draw:stroke="non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draw:fill="none" draw:stroke="non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draw:fill="none" draw:stroke="non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Maestro-de-títulos-(predeterminado)" style:page-layout-name="pageLayout1" draw:style-name="a0">
      <draw:frame draw:id="id0" presentation:style-name="a3" draw:name="Marcador de título 1" svg:x="0.81693in" svg:y="2.21142in" svg:width="9.38898in" svg:height="1.7692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Marcador de subtítulo 2" svg:x="1.64685in" svg:y="4.33071in" svg:width="7.72874in" svg:height="2.10512in" presentation:class="subtitl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9" draw:name="Marcador de fecha 3" svg:x="0.55118in" svg:y="7.53189in" svg:width="2.56811in" svg:height="0.57008in" presentation:class="date-tim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12" draw:name="Marcador de pie de página 4" svg:x="3.77008in" svg:y="7.53189in" svg:width="3.49409in" svg:height="0.57008in" presentation:class="footer" presentation:placeholder="false">
        <draw:text-box>
          <text:p text:style-name="a11" text:class-names="" text:cond-style-name=""><text:span text:style-name="a10" text:class-names=""/></text:p>
        </draw:text-box>
        <svg:title/>
        <svg:desc/>
      </draw:frame>
      <draw:frame draw:id="id4" presentation:style-name="a15" draw:name="Marcador de número de diapositiva 5" svg:x="7.90394in" svg:y="7.53189in" svg:width="2.56811in" svg:height="0.57008in" presentation:class="page-number" presentation:placeholder="false">
        <draw:text-box>
          <text:p text:style-name="a14" text:class-names="" text:cond-style-name=""><text:span text:style-name="a13" text:class-names=""><text:page-number style:num-format="1" text:fixed="false"/></text:span></text:p>
        </draw:text-box>
        <svg:title/>
        <svg:desc/>
      </draw:frame>
      <presentation:notes style:page-layout-name="pageLayout2" draw:style-name="a32">
        <draw:page-thumbnail svg:x="1.21063in" svg:y="0.88858in" svg:width="5.84567in" svg:height="4.38425in" presentation:class="page" draw:id="id5" presentation:style-name="a16" draw:name="Marcador de imagen de diapositiva 1">
          <svg:title/>
          <svg:desc/>
        </draw:page-thumbnail>
        <draw:frame draw:id="id6" presentation:style-name="a19" draw:name="Marcador de notas 2" svg:x="0.82677in" svg:y="5.55394in" svg:width="6.61378in" svg:height="5.26142in" presentation:class="notes" presentation:placeholder="false">
          <draw:text-box>
            <text:p text:style-name="a18" text:class-names="" text:cond-style-name=""><text:span text:style-name="a17" text:class-names=""/></text:p>
          </draw:text-box>
          <svg:title/>
          <svg:desc/>
        </draw:frame>
        <draw:frame draw:id="id7" presentation:style-name="a22" draw:name="Marcador de encabezado 3" svg:x="0in" svg:y="0in" svg:width="3.5878in" svg:height="0.58425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8" presentation:style-name="a25" draw:name="Marcador de fecha 4" svg:x="4.67953in" svg:y="0in" svg:width="3.5878in" svg:height="0.58425in" presentation:class="date-time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frame draw:id="id9" presentation:style-name="a28" draw:name="Marcador de pie de página 5" svg:x="0in" svg:y="11.10827in" svg:width="3.5878in" svg:height="0.58425in" presentation:class="foot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10" presentation:style-name="a31" draw:name="Marcador de número de diapositiva 6" svg:x="4.67953in" svg:y="11.10827in" svg:width="3.5878in" svg:height="0.58425in" presentation:class="page-number" presentation:placeholder="false">
          <draw:text-box>
            <text:p text:style-name="a30" text:class-names="" text:cond-style-name=""><text:span text:style-name="a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33">
      <draw:frame draw:id="id11" presentation:style-name="a37" draw:name="Título 1" svg:x="1.37847in" svg:y="1.35243in" svg:width="8.26736in" svg:height="2.87847in" presentation:class="title" presentation:placeholder="false">
        <draw:text-box>
          <text:p text:style-name="a36" text:class-names="" text:cond-style-name=""><text:span text:style-name="a34" text:class-names="">Haga clic para modificar el estilo de título del patrón</text:span><text:span text:style-name="a35" text:class-names=""/></text:p>
        </draw:text-box>
        <svg:title/>
        <svg:desc/>
      </draw:frame>
      <draw:frame draw:id="id12" presentation:style-name="a41" draw:name="Subtítulo 2" svg:x="1.37847in" svg:y="4.34201in" svg:width="8.26736in" svg:height="1.99653in" presentation:class="subtitle" presentation:placeholder="false">
        <draw:text-box>
          <text:p text:style-name="a40" text:class-names="" text:cond-style-name=""><text:span text:style-name="a38" text:class-names="">Haga clic para modificar el estilo de subtítulo del patrón</text:span><text:span text:style-name="a39" text:class-names=""/></text:p>
        </draw:text-box>
        <svg:title/>
        <svg:desc/>
      </draw:frame>
      <draw:frame draw:id="id13" presentation:style-name="a44" draw:name="Marcador de fecha 3" svg:x="0.55118in" svg:y="7.53189in" svg:width="2.56811in" svg:height="0.57008in" presentation:class="date-time" presentation:placeholder="false">
        <draw:text-box>
          <text:p text:style-name="a43" text:class-names="" text:cond-style-name=""><text:span text:style-name="a42" text:class-names=""/></text:p>
        </draw:text-box>
        <svg:title/>
        <svg:desc/>
      </draw:frame>
      <draw:frame draw:id="id14" presentation:style-name="a47" draw:name="Marcador de pie de página 4" svg:x="3.77008in" svg:y="7.53189in" svg:width="3.49409in" svg:height="0.57008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5" presentation:style-name="a50" draw:name="Marcador de número de diapositiva 5" svg:x="7.90394in" svg:y="7.53189in" svg:width="2.56811in" svg:height="0.57008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  <presentation:notes style:page-layout-name="pageLayout2" draw:style-name="a67">
        <draw:page-thumbnail svg:x="1.21063in" svg:y="0.88858in" svg:width="5.84567in" svg:height="4.38425in" presentation:class="page" draw:id="id5" presentation:style-name="a51" draw:name="Marcador de imagen de diapositiva 1">
          <svg:title/>
          <svg:desc/>
        </draw:page-thumbnail>
        <draw:frame draw:id="id6" presentation:style-name="a54" draw:name="Marcador de notas 2" svg:x="0.82677in" svg:y="5.55394in" svg:width="6.61378in" svg:height="5.26142in" presentation:class="notes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7" presentation:style-name="a57" draw:name="Marcador de encabezado 3" svg:x="0in" svg:y="0in" svg:width="3.5878in" svg:height="0.58425in" presentation:class="head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8" presentation:style-name="a60" draw:name="Marcador de fecha 4" svg:x="4.67953in" svg:y="0in" svg:width="3.5878in" svg:height="0.58425in" presentation:class="date-time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9" presentation:style-name="a63" draw:name="Marcador de pie de página 5" svg:x="0in" svg:y="11.10827in" svg:width="3.5878in" svg:height="0.58425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0" presentation:style-name="a66" draw:name="Marcador de número de diapositiva 6" svg:x="4.67953in" svg:y="11.10827in" svg:width="3.5878in" svg:height="0.58425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68">
      <draw:frame draw:id="id16" presentation:style-name="a72" draw:name="Título 1" svg:x="0.81693in" svg:y="2.21142in" svg:width="9.38898in" svg:height="1.76929in" presentation:class="title" presentation:placeholder="false">
        <draw:text-box>
          <text:p text:style-name="a71" text:class-names="" text:cond-style-name=""><text:span text:style-name="a69" text:class-names="">Haga clic para modificar el estilo de título del patrón</text:span><text:span text:style-name="a70" text:class-names=""/></text:p>
        </draw:text-box>
        <svg:title/>
        <svg:desc/>
      </draw:frame>
      <draw:frame draw:id="id17" presentation:style-name="a88" draw:name="Marcador de contenido 2" svg:x="0.75868in" svg:y="2.20139in" svg:width="9.50694in" svg:height="5.24479in" presentation:class="object" presentation:placeholder="false">
        <draw:text-box>
          <text:p text:style-name="a74" text:class-names="" text:cond-style-name=""><text:span text:style-name="a73" text:class-names="">Haga clic para modificar el estilo de texto del patrón</text:span></text:p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gundo ni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Quinto nivel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1" draw:name="Marcador de fecha 3" svg:x="0.55118in" svg:y="7.53189in" svg:width="2.56811in" svg:height="0.57008in" presentation:class="date-tim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ie de página 4" svg:x="3.77008in" svg:y="7.53189in" svg:width="3.49409in" svg:height="0.5700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Marcador de número de diapositiva 5" svg:x="7.90394in" svg:y="7.53189in" svg:width="2.56811in" svg:height="0.5700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21063in" svg:y="0.88858in" svg:width="5.84567in" svg:height="4.38425in" presentation:class="page" draw:id="id5" presentation:style-name="a98" draw:name="Marcador de imagen de diapositiva 1">
          <svg:title/>
          <svg:desc/>
        </draw:page-thumbnail>
        <draw:frame draw:id="id6" presentation:style-name="a101" draw:name="Marcador de notas 2" svg:x="0.82677in" svg:y="5.55394in" svg:width="6.61378in" svg:height="5.26142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7" presentation:style-name="a104" draw:name="Marcador de encabezado 3" svg:x="0in" svg:y="0in" svg:width="3.5878in" svg:height="0.5842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7" draw:name="Marcador de fecha 4" svg:x="4.67953in" svg:y="0in" svg:width="3.5878in" svg:height="0.5842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0" draw:name="Marcador de pie de página 5" svg:x="0in" svg:y="11.10827in" svg:width="3.5878in" svg:height="0.5842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Marcador de número de diapositiva 6" svg:x="4.67953in" svg:y="11.10827in" svg:width="3.5878in" svg:height="0.5842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15">
      <draw:frame draw:id="id21" presentation:style-name="a119" draw:name="Título 1" svg:x="0.75174in" svg:y="2.06076in" svg:width="9.50868in" svg:height="3.43924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2" presentation:style-name="a123" draw:name="Marcador de texto 2" svg:x="0.75174in" svg:y="5.53299in" svg:width="9.50868in" svg:height="1.80729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26" draw:name="Marcador de fecha 3" svg:x="0.55118in" svg:y="7.53189in" svg:width="2.56811in" svg:height="0.57008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4" presentation:style-name="a129" draw:name="Marcador de pie de página 4" svg:x="3.77008in" svg:y="7.53189in" svg:width="3.49409in" svg:height="0.5700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5" presentation:style-name="a132" draw:name="Marcador de número de diapositiva 5" svg:x="7.90394in" svg:y="7.53189in" svg:width="2.56811in" svg:height="0.5700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1063in" svg:y="0.88858in" svg:width="5.84567in" svg:height="4.38425in" presentation:class="page" draw:id="id5" presentation:style-name="a133" draw:name="Marcador de imagen de diapositiva 1">
          <svg:title/>
          <svg:desc/>
        </draw:page-thumbnail>
        <draw:frame draw:id="id6" presentation:style-name="a136" draw:name="Marcador de notas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Marcador de encabezado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Marcador de fecha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Marcador de pie de página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Marcador de número de diapositiva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50">
      <draw:frame draw:id="id26" presentation:style-name="a154" draw:name="Título 1" svg:x="0.81693in" svg:y="2.21142in" svg:width="9.38898in" svg:height="1.76929in" presentation:class="title" presentation:placeholder="false">
        <draw:text-box>
          <text:p text:style-name="a153" text:class-names="" text:cond-style-name=""><text:span text:style-name="a151" text:class-names="">Haga clic para modificar el estilo de título del patrón</text:span><text:span text:style-name="a152" text:class-names=""/></text:p>
        </draw:text-box>
        <svg:title/>
        <svg:desc/>
      </draw:frame>
      <draw:frame draw:id="id27" presentation:style-name="a170" draw:name="Marcador de contenido 2" svg:x="0.75868in" svg:y="2.20139in" svg:width="4.67014in" svg:height="5.24479in" presentation:class="object" presentation:placeholder="false">
        <draw:text-box>
          <text:p text:style-name="a156" text:class-names="" text:cond-style-name=""><text:span text:style-name="a155" text:class-names="">Haga clic para modificar el estilo de texto del patrón</text:span></text:p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gundo ni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6" text:class-names="">Quinto nivel</text:span><text:span text:style-name="a1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6" draw:name="Marcador de contenido 3" svg:x="5.59549in" svg:y="2.20139in" svg:width="4.67014in" svg:height="5.24479in" presentation:class="object" presentation:placeholder="false">
        <draw:text-box>
          <text:p text:style-name="a172" text:class-names="" text:cond-style-name=""><text:span text:style-name="a171" text:class-names="">Haga clic para modificar el estilo de texto del patrón</text:span></text:p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9" draw:name="Marcador de fecha 4" svg:x="0.55118in" svg:y="7.53189in" svg:width="2.56811in" svg:height="0.57008in" presentation:class="date-time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30" presentation:style-name="a192" draw:name="Marcador de pie de página 5" svg:x="3.77008in" svg:y="7.53189in" svg:width="3.49409in" svg:height="0.57008in" presentation:class="footer" presentation:placeholder="false">
        <draw:text-box>
          <text:p text:style-name="a191" text:class-names="" text:cond-style-name=""><text:span text:style-name="a190" text:class-names=""/></text:p>
        </draw:text-box>
        <svg:title/>
        <svg:desc/>
      </draw:frame>
      <draw:frame draw:id="id31" presentation:style-name="a195" draw:name="Marcador de número de diapositiva 6" svg:x="7.90394in" svg:y="7.53189in" svg:width="2.56811in" svg:height="0.57008in" presentation:class="page-number" presentation:placeholder="false">
        <draw:text-box>
          <text:p text:style-name="a194" text:class-names="" text:cond-style-name=""><text:span text:style-name="a193" text:class-names=""><text:page-number style:num-format="1" text:fixed="false"/></text:span></text:p>
        </draw:text-box>
        <svg:title/>
        <svg:desc/>
      </draw:frame>
      <presentation:notes style:page-layout-name="pageLayout2" draw:style-name="a212">
        <draw:page-thumbnail svg:x="1.21063in" svg:y="0.88858in" svg:width="5.84567in" svg:height="4.38425in" presentation:class="page" draw:id="id5" presentation:style-name="a196" draw:name="Marcador de imagen de diapositiva 1">
          <svg:title/>
          <svg:desc/>
        </draw:page-thumbnail>
        <draw:frame draw:id="id6" presentation:style-name="a199" draw:name="Marcador de notas 2" svg:x="0.82677in" svg:y="5.55394in" svg:width="6.61378in" svg:height="5.26142in" presentation:class="notes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7" presentation:style-name="a202" draw:name="Marcador de encabezado 3" svg:x="0in" svg:y="0in" svg:width="3.5878in" svg:height="0.58425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8" presentation:style-name="a205" draw:name="Marcador de fecha 4" svg:x="4.67953in" svg:y="0in" svg:width="3.5878in" svg:height="0.58425in" presentation:class="date-time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9" presentation:style-name="a208" draw:name="Marcador de pie de página 5" svg:x="0in" svg:y="11.10827in" svg:width="3.5878in" svg:height="0.58425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0" presentation:style-name="a211" draw:name="Marcador de número de diapositiva 6" svg:x="4.67953in" svg:y="11.10827in" svg:width="3.5878in" svg:height="0.58425in" presentation:class="page-number" presentation:placeholder="false">
          <draw:text-box>
            <text:p text:style-name="a210" text:class-names="" text:cond-style-name=""><text:span text:style-name="a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13">
      <draw:frame draw:id="id32" presentation:style-name="a217" draw:name="Título 1" svg:x="0.75868in" svg:y="0.44097in" svg:width="9.50868in" svg:height="1.59722in" presentation:class="title" presentation:placeholder="false">
        <draw:text-box>
          <text:p text:style-name="a216" text:class-names="" text:cond-style-name=""><text:span text:style-name="a214" text:class-names="">Haga clic para modificar el estilo de título del patrón</text:span><text:span text:style-name="a215" text:class-names=""/></text:p>
        </draw:text-box>
        <svg:title/>
        <svg:desc/>
      </draw:frame>
      <draw:frame draw:id="id33" presentation:style-name="a221" draw:name="Marcador de texto 2" svg:x="0.75868in" svg:y="2.02604in" svg:width="4.66493in" svg:height="0.99306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237" draw:name="Marcador de contenido 3" svg:x="0.75868in" svg:y="3.0191in" svg:width="4.66493in" svg:height="4.44271in" presentation:class="object" presentation:placeholder="false">
        <draw:text-box>
          <text:p text:style-name="a223" text:class-names="" text:cond-style-name=""><text:span text:style-name="a222" text:class-names="">Haga clic para modificar el estilo de texto del patrón</text:span></text:p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i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i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1" draw:name="Marcador de texto 4" svg:x="5.5816in" svg:y="2.02604in" svg:width="4.68576in" svg:height="0.99306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57" draw:name="Marcador de contenido 5" svg:x="5.5816in" svg:y="3.0191in" svg:width="4.68576in" svg:height="4.44271in" presentation:class="object" presentation:placeholder="false">
        <draw:text-box>
          <text:p text:style-name="a243" text:class-names="" text:cond-style-name=""><text:span text:style-name="a242" text:class-names="">Haga clic para modificar el estilo de texto del patrón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gundo ni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Quinto ni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0" draw:name="Marcador de fecha 6" svg:x="0.55118in" svg:y="7.53189in" svg:width="2.56811in" svg:height="0.57008in" presentation:class="date-time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38" presentation:style-name="a263" draw:name="Marcador de pie de página 7" svg:x="3.77008in" svg:y="7.53189in" svg:width="3.49409in" svg:height="0.57008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9" presentation:style-name="a266" draw:name="Marcador de número de diapositiva 8" svg:x="7.90394in" svg:y="7.53189in" svg:width="2.56811in" svg:height="0.57008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  <presentation:notes style:page-layout-name="pageLayout2" draw:style-name="a283">
        <draw:page-thumbnail svg:x="1.21063in" svg:y="0.88858in" svg:width="5.84567in" svg:height="4.38425in" presentation:class="page" draw:id="id5" presentation:style-name="a267" draw:name="Marcador de imagen de diapositiva 1">
          <svg:title/>
          <svg:desc/>
        </draw:page-thumbnail>
        <draw:frame draw:id="id6" presentation:style-name="a270" draw:name="Marcador de notas 2" svg:x="0.82677in" svg:y="5.55394in" svg:width="6.61378in" svg:height="5.26142in" presentation:class="notes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7" presentation:style-name="a273" draw:name="Marcador de encabezado 3" svg:x="0in" svg:y="0in" svg:width="3.5878in" svg:height="0.58425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8" presentation:style-name="a276" draw:name="Marcador de fecha 4" svg:x="4.67953in" svg:y="0in" svg:width="3.5878in" svg:height="0.58425in" presentation:class="date-time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9" presentation:style-name="a279" draw:name="Marcador de pie de página 5" svg:x="0in" svg:y="11.10827in" svg:width="3.5878in" svg:height="0.58425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0" presentation:style-name="a282" draw:name="Marcador de número de diapositiva 6" svg:x="4.67953in" svg:y="11.10827in" svg:width="3.5878in" svg:height="0.58425in" presentation:class="page-number" presentation:placeholder="false">
          <draw:text-box>
            <text:p text:style-name="a281" text:class-names="" text:cond-style-name=""><text:span text:style-name="a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84">
      <draw:frame draw:id="id40" presentation:style-name="a288" draw:name="Título 1" svg:x="0.81693in" svg:y="2.21142in" svg:width="9.38898in" svg:height="1.76929in" presentation:class="title" presentation:placeholder="false">
        <draw:text-box>
          <text:p text:style-name="a287" text:class-names="" text:cond-style-name=""><text:span text:style-name="a285" text:class-names="">Haga clic para modificar el estilo de título del patrón</text:span><text:span text:style-name="a286" text:class-names=""/></text:p>
        </draw:text-box>
        <svg:title/>
        <svg:desc/>
      </draw:frame>
      <draw:frame draw:id="id41" presentation:style-name="a291" draw:name="Marcador de fecha 2" svg:x="0.55118in" svg:y="7.53189in" svg:width="2.56811in" svg:height="0.57008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2" presentation:style-name="a294" draw:name="Marcador de pie de página 3" svg:x="3.77008in" svg:y="7.53189in" svg:width="3.49409in" svg:height="0.57008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3" presentation:style-name="a297" draw:name="Marcador de número de diapositiva 4" svg:x="7.90394in" svg:y="7.53189in" svg:width="2.56811in" svg:height="0.57008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title/>
        <svg:desc/>
      </draw:frame>
      <presentation:notes style:page-layout-name="pageLayout2" draw:style-name="a314">
        <draw:page-thumbnail svg:x="1.21063in" svg:y="0.88858in" svg:width="5.84567in" svg:height="4.38425in" presentation:class="page" draw:id="id5" presentation:style-name="a298" draw:name="Marcador de imagen de diapositiva 1">
          <svg:title/>
          <svg:desc/>
        </draw:page-thumbnail>
        <draw:frame draw:id="id6" presentation:style-name="a301" draw:name="Marcador de notas 2" svg:x="0.82677in" svg:y="5.55394in" svg:width="6.61378in" svg:height="5.261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7" presentation:style-name="a304" draw:name="Marcador de encabezado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8" presentation:style-name="a307" draw:name="Marcador de fecha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9" presentation:style-name="a310" draw:name="Marcador de pie de página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3" draw:name="Marcador de número de diapositiva 6" svg:x="4.67953in" svg:y="11.10827in" svg:width="3.5878in" svg:height="0.5842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15">
      <draw:frame draw:id="id44" presentation:style-name="a318" draw:name="Marcador de fecha 1" svg:x="0.55118in" svg:y="7.53189in" svg:width="2.56811in" svg:height="0.57008in" presentation:class="date-time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45" presentation:style-name="a321" draw:name="Marcador de pie de página 2" svg:x="3.77008in" svg:y="7.53189in" svg:width="3.49409in" svg:height="0.57008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46" presentation:style-name="a324" draw:name="Marcador de número de diapositiva 3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Marcador de imagen de diapositiva 1">
          <svg:title/>
          <svg:desc/>
        </draw:page-thumbnail>
        <draw:frame draw:id="id6" presentation:style-name="a328" draw:name="Marcador de nota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Marcador de encabezado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Marcador de fecha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Marcador de pie de página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Marcador de número de diapositiva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42">
      <draw:frame draw:id="id47" presentation:style-name="a346" draw:name="Título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3" text:class-names="">Haga clic para modificar el estilo de título del patrón</text:span><text:span text:style-name="a344" text:class-names=""/></text:p>
        </draw:text-box>
        <svg:title/>
        <svg:desc/>
      </draw:frame>
      <draw:frame draw:id="id48" presentation:style-name="a362" draw:name="Marcador de contenido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Haga clic para modificar el estilo de texto del patrón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i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Quinto ni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Marcador de texto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69" draw:name="Marcador de fecha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Marcador de pie de página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Marcador de número de diapositiva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Marcador de imagen de diapositiva 1">
          <svg:title/>
          <svg:desc/>
        </draw:page-thumbnail>
        <draw:frame draw:id="id6" presentation:style-name="a379" draw:name="Marcador de notas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Marcador de encabezado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Marcador de fecha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Marcador de pie de página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Marcador de número de diapositiva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93">
      <draw:frame draw:id="id53" presentation:style-name="a397" draw:name="Título 1" svg:x="0.75868in" svg:y="0.55035in" svg:width="3.55556in" svg:height="1.93056in" presentation:class="title" presentation:placeholder="false">
        <draw:text-box>
          <text:p text:style-name="a396" text:class-names="" text:cond-style-name=""><text:span text:style-name="a394" text:class-names="">Haga clic para modificar el estilo de título del patrón</text:span><text:span text:style-name="a395" text:class-names=""/></text:p>
        </draw:text-box>
        <svg:title/>
        <svg:desc/>
      </draw:frame>
      <draw:frame draw:id="id54" presentation:style-name="a400" draw:name="Marcador de posición de imagen 2" svg:x="4.6875in" svg:y="1.19097in" svg:width="5.57986in" svg:height="5.875in" presentation:class="graphic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55" presentation:style-name="a404" draw:name="Marcador de texto 3" svg:x="0.75868in" svg:y="2.4809in" svg:width="3.55556in" svg:height="4.59375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407" draw:name="Marcador de fecha 4" svg:x="0.55118in" svg:y="7.53189in" svg:width="2.56811in" svg:height="0.57008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7" presentation:style-name="a410" draw:name="Marcador de pie de página 5" svg:x="3.77008in" svg:y="7.53189in" svg:width="3.49409in" svg:height="0.57008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8" presentation:style-name="a413" draw:name="Marcador de número de diapositiva 6" svg:x="7.90394in" svg:y="7.53189in" svg:width="2.56811in" svg:height="0.57008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page-thumbnail svg:x="1.21063in" svg:y="0.88858in" svg:width="5.84567in" svg:height="4.38425in" presentation:class="page" draw:id="id5" presentation:style-name="a414" draw:name="Marcador de imagen de diapositiva 1">
          <svg:title/>
          <svg:desc/>
        </draw:page-thumbnail>
        <draw:frame draw:id="id6" presentation:style-name="a417" draw:name="Marcador de notas 2" svg:x="0.82677in" svg:y="5.55394in" svg:width="6.61378in" svg:height="5.26142in" presentation:class="notes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7" presentation:style-name="a420" draw:name="Marcador de encabezado 3" svg:x="0in" svg:y="0in" svg:width="3.5878in" svg:height="0.58425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8" presentation:style-name="a423" draw:name="Marcador de fecha 4" svg:x="4.67953in" svg:y="0in" svg:width="3.5878in" svg:height="0.58425in" presentation:class="date-time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9" presentation:style-name="a426" draw:name="Marcador de pie de página 5" svg:x="0in" svg:y="11.10827in" svg:width="3.5878in" svg:height="0.58425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0" presentation:style-name="a429" draw:name="Marcador de número de diapositiva 6" svg:x="4.67953in" svg:y="11.10827in" svg:width="3.5878in" svg:height="0.58425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31">
      <draw:frame draw:id="id59" presentation:style-name="a435" draw:name="Título 1" svg:x="0.81693in" svg:y="2.21142in" svg:width="9.38898in" svg:height="1.76929in" presentation:class="title" presentation:placeholder="false">
        <draw:text-box>
          <text:p text:style-name="a434" text:class-names="" text:cond-style-name=""><text:span text:style-name="a432" text:class-names="">Haga clic para modificar el estilo de título del patrón</text:span><text:span text:style-name="a433" text:class-names=""/></text:p>
        </draw:text-box>
        <svg:title/>
        <svg:desc/>
      </draw:frame>
      <draw:frame draw:id="id60" presentation:style-name="a452" draw:name="Marcador de texto vertical 2" svg:x="0.75868in" svg:y="2.20139in" svg:width="9.50694in" svg:height="5.24479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Haga clic para modificar el estilo de texto del patrón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gundo ni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Quinto ni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5" draw:name="Marcador de fecha 3" svg:x="0.55118in" svg:y="7.53189in" svg:width="2.56811in" svg:height="0.57008in" presentation:class="date-time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2" presentation:style-name="a458" draw:name="Marcador de pie de página 4" svg:x="3.77008in" svg:y="7.53189in" svg:width="3.49409in" svg:height="0.57008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3" presentation:style-name="a461" draw:name="Marcador de número de diapositiva 5" svg:x="7.90394in" svg:y="7.53189in" svg:width="2.56811in" svg:height="0.57008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page-thumbnail svg:x="1.21063in" svg:y="0.88858in" svg:width="5.84567in" svg:height="4.38425in" presentation:class="page" draw:id="id5" presentation:style-name="a462" draw:name="Marcador de imagen de diapositiva 1">
          <svg:title/>
          <svg:desc/>
        </draw:page-thumbnail>
        <draw:frame draw:id="id6" presentation:style-name="a465" draw:name="Marcador de notas 2" svg:x="0.82677in" svg:y="5.55394in" svg:width="6.61378in" svg:height="5.26142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7" presentation:style-name="a468" draw:name="Marcador de encabezado 3" svg:x="0in" svg:y="0in" svg:width="3.5878in" svg:height="0.58425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8" presentation:style-name="a471" draw:name="Marcador de fecha 4" svg:x="4.67953in" svg:y="0in" svg:width="3.5878in" svg:height="0.58425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9" presentation:style-name="a474" draw:name="Marcador de pie de página 5" svg:x="0in" svg:y="11.10827in" svg:width="3.5878in" svg:height="0.5842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7" draw:name="Marcador de número de diapositiva 6" svg:x="4.67953in" svg:y="11.10827in" svg:width="3.5878in" svg:height="0.5842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79">
      <draw:frame draw:id="id64" presentation:style-name="a483" draw:name="Título vertical 1" svg:x="7.88889in" svg:y="2.20139in" svg:width="2.37674in" svg:height="5.24479in" presentation:class="title" presentation:placeholder="false">
        <draw:text-box>
          <text:p text:style-name="a482" text:class-names="" text:cond-style-name=""><text:span text:style-name="a480" text:class-names="">Haga clic para modificar el estilo de título del patrón</text:span><text:span text:style-name="a481" text:class-names=""/></text:p>
        </draw:text-box>
        <svg:title/>
        <svg:desc/>
      </draw:frame>
      <draw:frame draw:id="id65" presentation:style-name="a500" draw:name="Marcador de texto vertical 2" svg:x="0.75868in" svg:y="2.20139in" svg:width="6.96354in" svg:height="5.24479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Haga clic para modificar el estilo de texto del patrón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gundo ni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6" text:class-names="">Quinto nivel</text:span><text:span text:style-name="a4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3" draw:name="Marcador de fecha 3" svg:x="0.55118in" svg:y="7.53189in" svg:width="2.56811in" svg:height="0.57008in" presentation:class="date-time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67" presentation:style-name="a506" draw:name="Marcador de pie de página 4" svg:x="3.77008in" svg:y="7.53189in" svg:width="3.49409in" svg:height="0.57008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68" presentation:style-name="a509" draw:name="Marcador de número de diapositiva 5" svg:x="7.90394in" svg:y="7.53189in" svg:width="2.56811in" svg:height="0.57008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page-thumbnail svg:x="1.21063in" svg:y="0.88858in" svg:width="5.84567in" svg:height="4.38425in" presentation:class="page" draw:id="id5" presentation:style-name="a510" draw:name="Marcador de imagen de diapositiva 1">
          <svg:title/>
          <svg:desc/>
        </draw:page-thumbnail>
        <draw:frame draw:id="id6" presentation:style-name="a513" draw:name="Marcador de notas 2" svg:x="0.82677in" svg:y="5.55394in" svg:width="6.61378in" svg:height="5.26142in" presentation:class="notes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7" presentation:style-name="a516" draw:name="Marcador de encabezado 3" svg:x="0in" svg:y="0in" svg:width="3.5878in" svg:height="0.58425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Marcador de fecha 4" svg:x="4.67953in" svg:y="0in" svg:width="3.5878in" svg:height="0.58425in" presentation:class="date-time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9" presentation:style-name="a522" draw:name="Marcador de pie de página 5" svg:x="0in" svg:y="11.10827in" svg:width="3.5878in" svg:height="0.58425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Marcador de número de diapositiva 6" svg:x="4.67953in" svg:y="11.10827in" svg:width="3.5878in" svg:height="0.58425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7">
      <draw:frame draw:id="id69" presentation:style-name="a530" draw:name="Marcador de encabezado 1" svg:x="0in" svg:y="0in" svg:width="3.5878in" svg:height="0.58425in" presentation:class="head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0" presentation:style-name="a533" draw:name="Marcador de fecha 2" svg:x="4.67953in" svg:y="0in" svg:width="3.5878in" svg:height="0.58425in" presentation:class="date-time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71" presentation:style-name="a536" draw:name="Marcador de pie de página 3" svg:x="0in" svg:y="11.10827in" svg:width="3.5878in" svg:height="0.58425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72" presentation:style-name="a539" draw:name="Marcador de número de diapositiva 4" svg:x="4.67953in" svg:y="11.10827in" svg:width="3.5878in" svg:height="0.58425in" presentation:class="page-number" presentation:placeholder="false">
        <draw:text-box>
          <text:p text:style-name="a538" text:class-names="" text:cond-style-name=""><text:span text:style-name="a537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usuario</meta:initial-creator>
    <dc:creator>usuario</dc:creator>
    <meta:creation-date>2013-09-02T14:19:27Z</meta:creation-date>
    <dc:date>2014-03-25T12:15:23Z</dc:date>
    <meta:editing-cycles>66</meta:editing-cycles>
    <meta:editing-duration>PT138319S</meta:editing-duration>
    <meta:document-statistic meta:paragraph-count="23" meta:word-count="201"/>
  </office:meta>
</office:document-meta>
</file>